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059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07682444043713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23) rotate (-2.84453761490036) translate (6.8228301039246cm 7.60696808192759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8) rotate (-1.62472700068152) translate (6.96733141520421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607) rotate (-2.15652882376419) translate (4.05470697154202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) rotate (-2.1556561591382) translate (6.8844573185944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6.8394573185944cm 7.2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41cm" svg:height="3.156cm" draw:transform="rotate (-1.57515964992488) translate (6.4368715552741cm 1.7235730027045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02) rotate (-2.15687788961459) translate (6.8296401432272cm 1.991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0847911453987cm 2.211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8:53.490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